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189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47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cc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ffffcc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ackground-color="#ffffcc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80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1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4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36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20" style:family="table-cell" style:parent-style-name="Default" style:data-style-name="N104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25" style:family="table-cell" style:parent-style-name="Default" style:data-style-name="N101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27" style:family="table-cell" style:parent-style-name="Default" style:data-style-name="N104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 style:data-style-name="N3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32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end" fo:margin-left="0in"/>
      <style:text-properties fo:color="#008000" fo:font-size="11pt" fo:font-weight="bold" style:font-size-asian="10.5pt" style:font-size-complex="10.5pt"/>
    </style:style>
    <style:style style:name="ce33" style:family="table-cell" style:parent-style-name="Default" style:data-style-name="N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3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4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40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48" style:family="table-cell" style:parent-style-name="Default" style:data-style-name="N103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50" style:family="table-cell" style:parent-style-name="Default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5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 style:data-style-name="N10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 style:data-style-name="N119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 style:data-style-name="N10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 style:data-style-name="N10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21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cc"/>
    </style:style>
    <style:style style:name="ce73" style:family="table-cell" style:parent-style-name="Default">
      <style:table-cell-properties fo:background-color="#ffffcc"/>
      <style:text-properties fo:font-weight="normal" style:font-weight-asian="normal" style:font-weight-complex="normal"/>
    </style:style>
    <style:style style:name="T1" style:family="text">
      <style:text-properties fo:color="#008000"/>
    </style:style>
    <style:style style:name="T2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26"/>
        <table:table-column table:style-name="co4" table:default-cell-style-name="ce37"/>
        <table:table-column table:style-name="co5" table:default-cell-style-name="ce49"/>
        <table:table-column table:style-name="co6" table:default-cell-style-name="ce49"/>
        <table:table-column table:style-name="co4" table:default-cell-style-name="ce49"/>
        <table:table-column table:style-name="co7" table:default-cell-style-name="ce49"/>
        <table:table-column table:style-name="co8" table:default-cell-style-name="ce62"/>
        <table:table-column table:style-name="co6" table:default-cell-style-name="ce69"/>
        <table:table-column table:style-name="co9" table:default-cell-style-name="ce62"/>
        <table:table-column table:style-name="co9" table:number-columns-repeated="1004" table:default-cell-style-name="ce49"/>
        <table:table-column table:style-name="co9" table:number-columns-repeated="9" table:default-cell-style-name="ce72"/>
        <table:table-row table:style-name="ro1">
          <table:table-cell/>
          <table:table-cell table:style-name="ce5"/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2">
          <table:table-cell/>
          <table:table-cell table:style-name="ce5" office:value-type="string">
            <text:p>Airbnb Income &amp; Statistics for 2015</text:p>
          </table:table-cell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41" table:number-columns-repeated="4"/>
          <table:table-cell table:style-name="ce37" office:value-type="currency" office:currency="USD" office:value="0.56">
            <text:p>$0.56</text:p>
          </table:table-cell>
          <table:table-cell table:style-name="ce66" office:value-type="string">
            <text:p>per mile starting Jan. 1, 2014</text:p>
          </table:table-cell>
          <table:table-cell table:style-name="ce41" table:number-columns-repeated="1005"/>
          <table:table-cell table:number-columns-repeated="9"/>
        </table:table-row>
        <table:table-row table:style-name="ro4">
          <table:table-cell/>
          <table:table-cell table:style-name="ce7" office:value-type="string">
            <text:p>Date</text:p>
          </table:table-cell>
          <table:table-cell table:style-name="ce21" office:value-type="string">
            <text:p>Gross</text:p>
          </table:table-cell>
          <table:table-cell table:style-name="ce34" office:value-type="string">
            <text:p>Monthly S.T.</text:p>
          </table:table-cell>
          <table:table-cell table:style-name="ce42" office:value-type="string">
            <text:p>Exp <text:span text:style-name="T2">≈</text:span> 39%</text:p>
          </table:table-cell>
          <table:table-cell table:style-name="ce42" office:value-type="string">
            <text:p>Net Income</text:p>
          </table:table-cell>
          <table:table-cell table:style-name="ce59" office:value-type="string">
            <text:p>Monthly S.T.</text:p>
          </table:table-cell>
          <table:table-cell table:style-name="ce41"/>
          <table:table-cell table:style-name="ce63" office:value-type="string">
            <text:p>Destination</text:p>
          </table:table-cell>
          <table:table-cell table:style-name="ce67" office:value-type="string">
            <text:p>RT Mileage</text:p>
          </table:table-cell>
          <table:table-cell table:style-name="ce63" office:value-type="string">
            <text:p>Allowed</text:p>
          </table:table-cell>
          <table:table-cell table:style-name="ce41" table:number-columns-repeated="1004"/>
          <table:table-cell table:number-columns-repeated="9"/>
        </table:table-row>
        <table:table-row table:style-name="ro4">
          <table:table-cell table:style-name="ce2"/>
          <table:table-cell table:style-name="ce8" office:value-type="date" office:date-value="2015-02-28">
            <text:p>02/28/2015</text:p>
          </table:table-cell>
          <table:table-cell table:style-name="ce22" office:value-type="currency" office:currency="USD" office:value="114">
            <text:p>$114.00</text:p>
          </table:table-cell>
          <table:table-cell table:style-name="ce23"/>
          <table:table-cell table:style-name="ce43" table:formula="of:=0.39*[.C5]" office:value-type="currency" office:currency="USD" office:value="44.46">
            <text:p>$44.46</text:p>
          </table:table-cell>
          <table:table-cell table:style-name="ce43" table:formula="of:=[.C5]-[.E5]" office:value-type="currency" office:currency="USD" office:value="69.54">
            <text:p>$69.54</text:p>
          </table:table-cell>
          <table:table-cell table:style-name="ce45"/>
          <table:table-cell table:style-name="ce61"/>
          <table:table-cell table:style-name="ce64" office:value-type="string">
            <text:p>Bethel</text:p>
          </table:table-cell>
          <table:table-cell table:style-name="ce68" table:formula="of:=6.5*2" office:value-type="float" office:value="13">
            <text:p>13.0</text:p>
          </table:table-cell>
          <table:table-cell table:style-name="ce64" table:formula="of:=[.$I$3]*[.J5]" office:value-type="currency" office:currency="USD" office:value="7.28">
            <text:p>$7.28</text:p>
          </table:table-cell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 table:style-name="ce3"/>
          <table:table-cell table:style-name="ce9"/>
          <table:table-cell table:style-name="ce23" office:value-type="string">
            <text:p>February</text:p>
          </table:table-cell>
          <table:table-cell table:style-name="ce35" table:formula="of:=[.C5]" office:value-type="currency" office:currency="USD" office:value="114">
            <text:p>$114.00</text:p>
          </table:table-cell>
          <table:table-cell table:style-name="ce44"/>
          <table:table-cell table:style-name="ce23" office:value-type="string">
            <text:p>February</text:p>
          </table:table-cell>
          <table:table-cell table:style-name="ce60" table:formula="of:=[.F5]" office:value-type="currency" office:currency="USD" office:value="69.54">
            <text:p>$69.54</text:p>
          </table:table-cell>
          <table:table-cell table:style-name="ce41"/>
          <table:table-cell table:style-name="ce64" office:value-type="string">
            <text:p>Airport</text:p>
          </table:table-cell>
          <table:table-cell table:style-name="ce68" table:formula="of:=4.2*2" office:value-type="float" office:value="8.4">
            <text:p>8.4</text:p>
          </table:table-cell>
          <table:table-cell table:style-name="ce64" table:formula="of:=[.$I$3]*[.J6]" office:value-type="currency" office:currency="USD" office:value="4.704">
            <text:p>$4.70</text:p>
          </table:table-cell>
          <table:table-cell table:style-name="ce41" table:number-columns-repeated="1004"/>
          <table:table-cell table:style-name="ce71" table:number-columns-repeated="9"/>
        </table:table-row>
        <table:table-row table:style-name="ro4">
          <table:table-cell table:style-name="ce2"/>
          <table:table-cell table:style-name="ce8"/>
          <table:table-cell table:style-name="ce22"/>
          <table:table-cell table:style-name="ce36"/>
          <table:table-cell table:style-name="ce45"/>
          <table:table-cell table:style-name="ce51" table:number-columns-repeated="2"/>
          <table:table-cell table:style-name="ce61"/>
          <table:table-cell table:style-name="Default" table:number-columns-repeated="3"/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/>
          <table:table-cell table:style-name="ce10" office:value-type="string">
            <text:p>03/27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8]" office:value-type="currency" office:currency="USD" office:value="18.72">
            <text:p>$18.72</text:p>
          </table:table-cell>
          <table:table-cell table:style-name="ce52" table:formula="of:=[.C8]-[.E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rch</text:p>
          </table:table-cell>
          <table:table-cell table:style-name="ce35" table:formula="of:=[.C8]" office:value-type="currency" office:currency="USD" office:value="48">
            <text:p>$48.00</text:p>
          </table:table-cell>
          <table:table-cell table:style-name="ce46"/>
          <table:table-cell table:style-name="ce23" office:value-type="string">
            <text:p>March</text:p>
          </table:table-cell>
          <table:table-cell table:style-name="ce46" table:formula="of:=SUM([.F8:.F8])" office:value-type="currency" office:currency="USD" office:value="29.28">
            <text:p>$29.28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6/2015</text:p>
          </table:table-cell>
          <table:table-cell table:style-name="ce24" office:value-type="currency" office:currency="USD" office:value="95">
            <text:p>$95.00</text:p>
          </table:table-cell>
          <table:table-cell table:style-name="ce35"/>
          <table:table-cell table:style-name="ce43" table:formula="of:=0.39*[.C11]" office:value-type="currency" office:currency="USD" office:value="37.05">
            <text:p>$37.05</text:p>
          </table:table-cell>
          <table:table-cell table:style-name="ce52" table:formula="of:=[.C11]-[.E11]" office:value-type="currency" office:currency="USD" office:value="57.95">
            <text:p>$57.9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2]" office:value-type="currency" office:currency="USD" office:value="18.72">
            <text:p>$18.72</text:p>
          </table:table-cell>
          <table:table-cell table:style-name="ce52" table:formula="of:=[.C12]-[.E1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1/2015</text:p>
          </table:table-cell>
          <table:table-cell table:style-name="ce24" office:value-type="currency" office:currency="USD" office:value="143">
            <text:p>$143.00</text:p>
          </table:table-cell>
          <table:table-cell table:style-name="ce35"/>
          <table:table-cell table:style-name="ce43" table:formula="of:=0.39*[.C13]" office:value-type="currency" office:currency="USD" office:value="55.77">
            <text:p>$55.77</text:p>
          </table:table-cell>
          <table:table-cell table:style-name="ce52" table:formula="of:=[.C13]-[.E13]" office:value-type="currency" office:currency="USD" office:value="87.23">
            <text:p>$87.2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4]" office:value-type="currency" office:currency="USD" office:value="18.72">
            <text:p>$18.72</text:p>
          </table:table-cell>
          <table:table-cell table:style-name="ce52" table:formula="of:=[.C14]-[.E1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10">
            <text:p>$10.00</text:p>
          </table:table-cell>
          <table:table-cell table:style-name="ce35"/>
          <table:table-cell table:style-name="ce43" table:formula="of:=0.39*[.C15]" office:value-type="currency" office:currency="USD" office:value="3.9">
            <text:p>$3.90</text:p>
          </table:table-cell>
          <table:table-cell table:style-name="ce52" table:formula="of:=[.C15]-[.E15]" office:value-type="currency" office:currency="USD" office:value="6.1">
            <text:p>$6.1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6]" office:value-type="currency" office:currency="USD" office:value="18.72">
            <text:p>$18.72</text:p>
          </table:table-cell>
          <table:table-cell table:style-name="ce52" table:formula="of:=[.C16]-[.E16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7]" office:value-type="currency" office:currency="USD" office:value="18.72">
            <text:p>$18.72</text:p>
          </table:table-cell>
          <table:table-cell table:style-name="ce52" table:formula="of:=[.C17]-[.E17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April</text:p>
          </table:table-cell>
          <table:table-cell table:style-name="ce35" table:formula="of:=SUM([.C11:.C17])" office:value-type="currency" office:currency="USD" office:value="440">
            <text:p>$440.00</text:p>
          </table:table-cell>
          <table:table-cell table:style-name="ce46"/>
          <table:table-cell table:style-name="ce23" office:value-type="string">
            <text:p>April</text:p>
          </table:table-cell>
          <table:table-cell table:style-name="ce46" table:formula="of:=SUM([.F11:.F17])" office:value-type="currency" office:currency="USD" office:value="268.4">
            <text:p>$268.40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0]" office:value-type="currency" office:currency="USD" office:value="18.72">
            <text:p>$18.72</text:p>
          </table:table-cell>
          <table:table-cell table:style-name="ce52" table:formula="of:=[.C20]-[.E2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1]" office:value-type="currency" office:currency="USD" office:value="18.72">
            <text:p>$18.72</text:p>
          </table:table-cell>
          <table:table-cell table:style-name="ce52" table:formula="of:=[.C21]-[.E2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2]" office:value-type="currency" office:currency="USD" office:value="18.72">
            <text:p>$18.72</text:p>
          </table:table-cell>
          <table:table-cell table:style-name="ce52" table:formula="of:=[.C22]-[.E2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21/2015</text:p>
          </table:table-cell>
          <table:table-cell table:style-name="ce24" office:value-type="currency" office:currency="USD" office:value="285">
            <text:p>$285.00</text:p>
          </table:table-cell>
          <table:table-cell table:style-name="ce35"/>
          <table:table-cell table:style-name="ce43" table:formula="of:=0.39*[.C23]" office:value-type="currency" office:currency="USD" office:value="111.15">
            <text:p>$111.15</text:p>
          </table:table-cell>
          <table:table-cell table:style-name="ce52" table:formula="of:=[.C23]-[.E23]" office:value-type="currency" office:currency="USD" office:value="173.85">
            <text:p>$173.8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4]" office:value-type="currency" office:currency="USD" office:value="18.72">
            <text:p>$18.72</text:p>
          </table:table-cell>
          <table:table-cell table:style-name="ce52" table:formula="of:=[.C24]-[.E2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5]" office:value-type="currency" office:currency="USD" office:value="18.72">
            <text:p>$18.72</text:p>
          </table:table-cell>
          <table:table-cell table:style-name="ce52" table:formula="of:=[.C25]-[.E25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y</text:p>
          </table:table-cell>
          <table:table-cell table:style-name="ce35" table:formula="of:=SUM([.C20:.C25])" office:value-type="currency" office:currency="USD" office:value="525">
            <text:p>$525.00</text:p>
          </table:table-cell>
          <table:table-cell table:style-name="ce46"/>
          <table:table-cell table:style-name="ce23" office:value-type="string">
            <text:p>May</text:p>
          </table:table-cell>
          <table:table-cell table:style-name="ce46" table:formula="of:=SUM([.F20:.F25])" office:value-type="currency" office:currency="USD" office:value="320.25">
            <text:p>$320.25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1">
            <text:p>06/11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8]" office:value-type="currency" office:currency="USD" office:value="18.72">
            <text:p>$18.72</text:p>
          </table:table-cell>
          <table:table-cell table:style-name="ce52" table:formula="of:=[.C28]-[.E2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5">
            <text:p>06/1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9]" office:value-type="currency" office:currency="USD" office:value="18.72">
            <text:p>$18.72</text:p>
          </table:table-cell>
          <table:table-cell table:style-name="ce52" table:formula="of:=[.C29]-[.E29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9">
            <text:p>06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0]" office:value-type="currency" office:currency="USD" office:value="18.72">
            <text:p>$18.72</text:p>
          </table:table-cell>
          <table:table-cell table:style-name="ce52" table:formula="of:=[.C30]-[.E3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2">
            <text:p>06/22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1]" office:value-type="currency" office:currency="USD" office:value="18.72">
            <text:p>$18.72</text:p>
          </table:table-cell>
          <table:table-cell table:style-name="ce52" table:formula="of:=[.C31]-[.E3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5">
            <text:p>06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4*[.C32]" office:value-type="currency" office:currency="USD" office:value="19.2">
            <text:p>$19.20</text:p>
          </table:table-cell>
          <table:table-cell table:style-name="ce52" table:formula="of:=[.C32]-[.E32]" office:value-type="currency" office:currency="USD" office:value="28.8">
            <text:p>$28.80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June</text:p>
          </table:table-cell>
          <table:table-cell table:style-name="ce35" table:formula="of:=SUM([.C28:.C32])" office:value-type="currency" office:currency="USD" office:value="240">
            <text:p>$240.00</text:p>
          </table:table-cell>
          <table:table-cell table:style-name="ce46"/>
          <table:table-cell table:style-name="ce23" office:value-type="string">
            <text:p>June</text:p>
          </table:table-cell>
          <table:table-cell table:style-name="ce46" table:formula="of:=SUM([.F28:.F32])" office:value-type="currency" office:currency="USD" office:value="145.92">
            <text:p>$145.92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1"/>
          <table:table-cell table:style-name="ce24"/>
          <table:table-cell table:style-name="ce35"/>
          <table:table-cell table:style-name="ce46"/>
          <table:table-cell table:style-name="ce54"/>
          <table:table-cell table:style-name="ce46"/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 office:value-type="date" office:date-value="2015-07-03">
            <text:p>07/0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5]" office:value-type="currency" office:currency="USD" office:value="20.67">
            <text:p>$20.67</text:p>
          </table:table-cell>
          <table:table-cell table:style-name="ce52" table:formula="of:=[.C35]-[.E35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6]" office:value-type="currency" office:currency="USD" office:value="20.67">
            <text:p>$20.67</text:p>
          </table:table-cell>
          <table:table-cell table:style-name="ce52" table:formula="of:=[.C36]-[.E36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665">
            <text:p>$665.00</text:p>
          </table:table-cell>
          <table:table-cell table:style-name="ce35"/>
          <table:table-cell table:style-name="ce43" table:formula="of:=0.39*[.C37]" office:value-type="currency" office:currency="USD" office:value="259.35">
            <text:p>$259.35</text:p>
          </table:table-cell>
          <table:table-cell table:style-name="ce52" table:formula="of:=[.C37]-[.E37]" office:value-type="currency" office:currency="USD" office:value="405.65">
            <text:p>$405.6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0">
            <text:p>07/20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8]" office:value-type="currency" office:currency="USD" office:value="20.67">
            <text:p>$20.67</text:p>
          </table:table-cell>
          <table:table-cell table:style-name="ce52" table:formula="of:=[.C38]-[.E38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1">
            <text:p>07/21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39]" office:value-type="currency" office:currency="USD" office:value="22.23">
            <text:p>$22.23</text:p>
          </table:table-cell>
          <table:table-cell table:style-name="ce52" table:formula="of:=[.C39]-[.E39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3">
            <text:p>07/2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40]" office:value-type="currency" office:currency="USD" office:value="20.67">
            <text:p>$20.67</text:p>
          </table:table-cell>
          <table:table-cell table:style-name="ce52" table:formula="of:=[.C40]-[.E40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4">
            <text:p>07/24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0.39*[.C41]" office:value-type="currency" office:currency="USD" office:value="67.08">
            <text:p>$67.08</text:p>
          </table:table-cell>
          <table:table-cell table:style-name="ce52" table:formula="of:=[.C41]-[.E41]" office:value-type="currency" office:currency="USD" office:value="104.92">
            <text:p>$104.92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July</text:p>
          </table:table-cell>
          <table:table-cell table:style-name="ce35" table:formula="of:=SUM([.C35:.C41])" office:value-type="currency" office:currency="USD" office:value="1106">
            <text:p>$1,106.00</text:p>
          </table:table-cell>
          <table:table-cell table:style-name="ce47"/>
          <table:table-cell table:style-name="ce23" office:value-type="string">
            <text:p>July</text:p>
          </table:table-cell>
          <table:table-cell table:style-name="ce46" table:formula="of:=SUM([.F35:.F41])" office:value-type="currency" office:currency="USD" office:value="674.66">
            <text:p>$674.66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2">
            <text:p>08/02/2015</text:p>
          </table:table-cell>
          <table:table-cell table:style-name="ce22" office:value-type="currency" office:currency="USD" office:value="160">
            <text:p>$160.00</text:p>
          </table:table-cell>
          <table:table-cell table:style-name="ce35"/>
          <table:table-cell table:style-name="ce43" table:formula="of:=0.39*[.C44]" office:value-type="currency" office:currency="USD" office:value="62.4">
            <text:p>$62.40</text:p>
          </table:table-cell>
          <table:table-cell table:style-name="ce52" table:formula="of:=[.C44]-[.E44]" office:value-type="currency" office:currency="USD" office:value="97.6">
            <text:p>$97.6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6">
            <text:p>08/0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45]" office:value-type="currency" office:currency="USD" office:value="22.23">
            <text:p>$22.23</text:p>
          </table:table-cell>
          <table:table-cell table:style-name="ce52" table:formula="of:=[.C45]-[.E45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7">
            <text:p>08/07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6]&gt;0;0.39*[.C46];&quot; &quot;)" office:value-type="currency" office:currency="USD" office:value="22.23">
            <text:p>$22.23</text:p>
          </table:table-cell>
          <table:table-cell table:style-name="ce52" table:formula="of:=IF([.C46]&gt;0;[.C46]-[.E46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2">
            <text:p>08/12/2015</text:p>
          </table:table-cell>
          <table:table-cell table:style-name="ce24" office:value-type="currency" office:currency="USD" office:value="114">
            <text:p>$114.00</text:p>
          </table:table-cell>
          <table:table-cell table:style-name="ce35"/>
          <table:table-cell table:style-name="ce43" table:formula="of:=IF([.C47]&gt;0;0.39*[.C47];&quot; &quot;)" office:value-type="currency" office:currency="USD" office:value="44.46">
            <text:p>$44.46</text:p>
          </table:table-cell>
          <table:table-cell table:style-name="ce52" table:formula="of:=IF([.C47]&gt;0;[.C47]-[.E47];&quot; &quot;)" office:value-type="currency" office:currency="USD" office:value="69.54">
            <text:p>$69.54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8">
            <text:p>08/1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8]&gt;0;0.39*[.C48];&quot; &quot;)" office:value-type="currency" office:currency="USD" office:value="22.23">
            <text:p>$22.23</text:p>
          </table:table-cell>
          <table:table-cell table:style-name="ce52" table:formula="of:=IF([.C48]&gt;0;[.C48]-[.E48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2">
            <text:p>08/22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9]&gt;0;0.39*[.C49];&quot; &quot;)" office:value-type="currency" office:currency="USD" office:value="22.23">
            <text:p>$22.23</text:p>
          </table:table-cell>
          <table:table-cell table:style-name="ce52" table:formula="of:=IF([.C49]&gt;0;[.C49]-[.E49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4">
            <text:p>08/24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0]&gt;0;0.39*[.C50];&quot; &quot;)" office:value-type="currency" office:currency="USD" office:value="22.23">
            <text:p>$22.23</text:p>
          </table:table-cell>
          <table:table-cell table:style-name="ce52" table:formula="of:=IF([.C50]&gt;0;[.C50]-[.E50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6">
            <text:p>08/2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1]&gt;0;0.39*[.C51];&quot; &quot;)" office:value-type="currency" office:currency="USD" office:value="22.23">
            <text:p>$22.23</text:p>
          </table:table-cell>
          <table:table-cell table:style-name="ce52" table:formula="of:=IF([.C51]&gt;0;[.C51]-[.E51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8">
            <text:p>08/2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2]&gt;0;0.39*[.C52];&quot; &quot;)" office:value-type="currency" office:currency="USD" office:value="22.23">
            <text:p>$22.23</text:p>
          </table:table-cell>
          <table:table-cell table:style-name="ce52" table:formula="of:=IF([.C52]&gt;0;[.C52]-[.E52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31">
            <text:p>08/31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IF([.C53]&gt;0;0.39*[.C53];&quot; &quot;)" office:value-type="currency" office:currency="USD" office:value="67.08">
            <text:p>$67.08</text:p>
          </table:table-cell>
          <table:table-cell table:style-name="ce52" table:formula="of:=IF([.C53]&gt;0;[.C53]-[.E53];&quot; &quot;)" office:value-type="currency" office:currency="USD" office:value="104.92">
            <text:p>$104.92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4]&gt;0;0.39*[.C54];&quot; &quot;)" office:value-type="string" office:string-value=" ">
            <text:p><text:s/></text:p>
          </table:table-cell>
          <table:table-cell table:style-name="ce52" table:formula="of:=IF([.C54]&gt;0;[.C54]-[.E54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August</text:p>
          </table:table-cell>
          <table:table-cell table:style-name="ce35" table:formula="of:=SUM([.C44:.C54])" office:value-type="currency" office:currency="USD" office:value="845">
            <text:p>$845.00</text:p>
          </table:table-cell>
          <table:table-cell table:style-name="ce47"/>
          <table:table-cell table:style-name="ce23" table:formula="of:=[.C55]" office:value-type="string" office:string-value="August">
            <text:p>August</text:p>
          </table:table-cell>
          <table:table-cell table:style-name="ce35" table:formula="of:=SUM([.F44:.F54])" office:value-type="currency" office:currency="USD" office:value="515.45">
            <text:p>$515.45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September</text:p>
          </table:table-cell>
          <table:table-cell table:style-name="ce35" table:formula="of:=SUM([.C57:.C57])" office:value-type="currency" office:currency="USD" office:value="0">
            <text:p>$0.00</text:p>
          </table:table-cell>
          <table:table-cell table:style-name="ce47"/>
          <table:table-cell table:style-name="ce23" table:formula="of:=[.C58]" office:value-type="string" office:string-value="September">
            <text:p>September</text:p>
          </table:table-cell>
          <table:table-cell table:style-name="ce35" table:formula="of:=SUM([.F57:.F57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 office:value-type="date" office:date-value="2015-10-11">
            <text:p>10/11/2015</text:p>
          </table:table-cell>
          <table:table-cell table:style-name="ce24" office:value-type="currency" office:currency="USD" office:value="0">
            <text:p>$0.00</text:p>
          </table:table-cell>
          <table:table-cell table:style-name="ce35"/>
          <table:table-cell table:style-name="ce43" table:formula="of:=0.39*[.C60]" office:value-type="currency" office:currency="USD" office:value="0">
            <text:p>$0.00</text:p>
          </table:table-cell>
          <table:table-cell table:style-name="ce52" table:formula="of:=[.C60]-[.E60]" office:value-type="currency" office:currency="USD" office:value="0">
            <text:p>$0.0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October</text:p>
          </table:table-cell>
          <table:table-cell table:style-name="ce35" table:formula="of:=SUM([.C60:.C60])" office:value-type="currency" office:currency="USD" office:value="0">
            <text:p>$0.00</text:p>
          </table:table-cell>
          <table:table-cell table:style-name="ce47"/>
          <table:table-cell table:style-name="ce23" table:formula="of:=[.C61]" office:value-type="string" office:string-value="October">
            <text:p>October</text:p>
          </table:table-cell>
          <table:table-cell table:style-name="ce35" table:formula="of:=SUM([.F60:.F60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November</text:p>
          </table:table-cell>
          <table:table-cell table:style-name="ce35" table:formula="of:=SUM([.C63:.C63])" office:value-type="currency" office:currency="USD" office:value="0">
            <text:p>$0.00</text:p>
          </table:table-cell>
          <table:table-cell table:style-name="ce47"/>
          <table:table-cell table:style-name="ce23" table:formula="of:=[.C64]" office:value-type="string" office:string-value="November">
            <text:p>November</text:p>
          </table:table-cell>
          <table:table-cell table:style-name="ce35" table:formula="of:=SUM([.F63:.F63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December</text:p>
          </table:table-cell>
          <table:table-cell table:style-name="ce35" table:formula="of:=SUM([.C66:.C66])" office:value-type="currency" office:currency="USD" office:value="0">
            <text:p>$0.00</text:p>
          </table:table-cell>
          <table:table-cell table:style-name="ce47"/>
          <table:table-cell table:style-name="ce23" table:formula="of:=[.C67]" office:value-type="string" office:string-value="December">
            <text:p>December</text:p>
          </table:table-cell>
          <table:table-cell table:style-name="ce35" table:formula="of:=SUM([.F66:.F66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 table:style-name="ce3"/>
          <table:table-cell table:style-name="ce12" office:value-type="string">
            <text:p>Total:</text:p>
          </table:table-cell>
          <table:table-cell table:style-name="ce25" table:formula="of:=SUM([.C8:.C68])" office:value-type="currency" office:currency="USD" office:value="3204">
            <text:p>$3,204</text:p>
          </table:table-cell>
          <table:table-cell table:style-name="ce25" table:formula="of:=SUM([.D8:.D68])" office:value-type="currency" office:currency="USD" office:value="3204">
            <text:p>$3,204</text:p>
          </table:table-cell>
          <table:table-cell table:style-name="ce48" table:formula="of:=SUM([.E8:.E68])" office:value-type="currency" office:currency="USD" office:value="1250.04">
            <text:p>$1,250</text:p>
          </table:table-cell>
          <table:table-cell table:style-name="ce48" table:formula="of:=SUM([.F8:.F68])" office:value-type="currency" office:currency="USD" office:value="1953.96">
            <text:p>$1,954</text:p>
          </table:table-cell>
          <table:table-cell table:style-name="ce48" table:formula="of:=SUM([.G8:.G68])" office:value-type="currency" office:currency="USD" office:value="1953.96">
            <text:p>$1,954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14" office:value-type="string">
            <text:p>Ratios</text:p>
          </table:table-cell>
          <table:table-cell table:style-name="ce27" office:value-type="string">
            <text:p>Views</text:p>
          </table:table-cell>
          <table:table-cell table:style-name="ce27" office:value-type="string">
            <text:p>Requests</text:p>
          </table:table-cell>
          <table:table-cell table:style-name="ce50" office:value-type="string">
            <text:p>Bookings</text:p>
          </table:table-cell>
          <table:table-cell table:style-name="ce50" office:value-type="string">
            <text:p>R / V</text:p>
          </table:table-cell>
          <table:table-cell table:style-name="ce50" office:value-type="string">
            <text:p>B / V</text:p>
          </table:table-cell>
          <table:table-cell table:style-name="ce50" office:value-type="string">
            <text:p>B / R</text:p>
          </table:table-cell>
          <table:table-cell table:style-name="ce41"/>
          <table:table-cell table:style-name="ce65"/>
          <table:table-cell table:style-name="ce41" table:number-columns-repeated="1004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anuary</text:p>
          </table:table-cell>
          <table:table-cell table:number-columns-repeated="3" table:style-name="ce28" office:value-type="float" office:value="0">
            <text:p>0</text:p>
          </table:table-cell>
          <table:table-cell table:style-name="ce55" table:formula="of:=IF([.C73]&lt;=0;&quot; &quot;;[.D73]/[.C73])" office:value-type="string" office:string-value=" ">
            <text:p><text:s/></text:p>
          </table:table-cell>
          <table:table-cell table:style-name="ce55" table:formula="of:=IF([.C73]&lt;=0;&quot; &quot;;[.E73]/[.C73])" office:value-type="string" office:string-value=" ">
            <text:p><text:s/></text:p>
          </table:table-cell>
          <table:table-cell table:style-name="ce55" table:formula="of:=IF([.D73]&lt;=0;&quot; &quot;;[.E73]/[.D7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February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55" table:formula="of:=IF([.C74]&lt;=0;&quot; &quot;;[.D74]/[.C74])" office:value-type="percentage" office:value="0.333333333333333">
            <text:p>33%</text:p>
          </table:table-cell>
          <table:table-cell table:style-name="ce55" table:formula="of:=IF([.C74]&lt;=0;&quot; &quot;;[.E74]/[.C74])" office:value-type="percentage" office:value="0.166666666666667">
            <text:p>17%</text:p>
          </table:table-cell>
          <table:table-cell table:style-name="ce55" table:formula="of:=IF([.D74]&lt;=0;&quot; &quot;;[.E74]/[.D74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rch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55" table:formula="of:=[.D75]/[.C75]" office:value-type="percentage" office:value="0.087719298245614">
            <text:p>9%</text:p>
          </table:table-cell>
          <table:table-cell table:style-name="ce55" table:formula="of:=IF([.C75]&lt;=0;&quot; &quot;;[.E75]/[.C75])" office:value-type="percentage" office:value="0.0350877192982456">
            <text:p>4%</text:p>
          </table:table-cell>
          <table:table-cell table:style-name="ce55" table:formula="of:=IF([.D75]&lt;=0;&quot; &quot;;[.E75]/[.D75])" office:value-type="percentage" office:value="0.4">
            <text:p>4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pril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55" table:formula="of:=[.D76]/[.C76]" office:value-type="percentage" office:value="0.0884955752212389">
            <text:p>9%</text:p>
          </table:table-cell>
          <table:table-cell table:style-name="ce55" table:formula="of:=IF([.C76]&lt;=0;&quot; &quot;;[.E76]/[.C76])" office:value-type="percentage" office:value="0.0530973451327434">
            <text:p>5%</text:p>
          </table:table-cell>
          <table:table-cell table:style-name="ce55" table:formula="of:=IF([.D76]&lt;=0;&quot; &quot;;[.E76]/[.D76])" office:value-type="percentage" office:value="0.6">
            <text:p>6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y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7">
            <text:p>7</text:p>
          </table:table-cell>
          <table:table-cell table:style-name="ce55" table:formula="of:=[.D77]/[.C77]" office:value-type="percentage" office:value="0.116279069767442">
            <text:p>12%</text:p>
          </table:table-cell>
          <table:table-cell table:style-name="ce55" table:formula="of:=IF([.C77]&lt;=0;&quot; &quot;;[.E77]/[.C77])" office:value-type="percentage" office:value="0.0813953488372093">
            <text:p>8%</text:p>
          </table:table-cell>
          <table:table-cell table:style-name="ce55" table:formula="of:=IF([.D77]&lt;=0;&quot; &quot;;[.E77]/[.D77])" office:value-type="percentage" office:value="0.7">
            <text:p>7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ne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78]&lt;=0;&quot; &quot;;[.D78]/[.C78])" office:value-type="percentage" office:value="0.191780821917808">
            <text:p>19%</text:p>
          </table:table-cell>
          <table:table-cell table:style-name="ce55" table:formula="of:=IF([.C78]&lt;=0;&quot; &quot;;[.E78]/[.C78])" office:value-type="percentage" office:value="0.0958904109589041">
            <text:p>10%</text:p>
          </table:table-cell>
          <table:table-cell table:style-name="ce55" table:formula="of:=IF([.D78]&lt;=0;&quot; &quot;;[.E78]/[.D78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ly</text:p>
          </table:table-cell>
          <table:table-cell table:style-name="ce28" office:value-type="float" office:value="36">
            <text:p>36</text:p>
          </table:table-cell>
          <table:table-cell table:number-columns-repeated="2" table:style-name="ce28" office:value-type="float" office:value="6">
            <text:p>6</text:p>
          </table:table-cell>
          <table:table-cell table:style-name="ce55" table:formula="of:=IF([.C79]&lt;=0;&quot; &quot;;[.D79]/[.C79])" office:value-type="percentage" office:value="0.166666666666667">
            <text:p>17%</text:p>
          </table:table-cell>
          <table:table-cell table:style-name="ce55" table:formula="of:=IF([.C79]&lt;=0;&quot; &quot;;[.E79]/[.C79])" office:value-type="percentage" office:value="0.166666666666667">
            <text:p>17%</text:p>
          </table:table-cell>
          <table:table-cell table:style-name="ce55" table:formula="of:=IF([.D79]&lt;=0;&quot; &quot;;[.E79]/[.D79])" office:value-type="percentage" office:value="1">
            <text:p>10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ugust</text:p>
          </table:table-cell>
          <table:table-cell table:style-name="ce28" office:value-type="float" office:value="52">
            <text:p>52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80]&lt;=0;&quot; &quot;;[.D80]/[.C80])" office:value-type="percentage" office:value="0.269230769230769">
            <text:p>27%</text:p>
          </table:table-cell>
          <table:table-cell table:style-name="ce55" table:formula="of:=IF([.C80]&lt;=0;&quot; &quot;;[.E80]/[.C80])" office:value-type="percentage" office:value="0.134615384615385">
            <text:p>13%</text:p>
          </table:table-cell>
          <table:table-cell table:style-name="ce55" table:formula="of:=IF([.D80]&lt;=0;&quot; &quot;;[.E80]/[.D80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September</text:p>
          </table:table-cell>
          <table:table-cell table:style-name="ce28" office:value-type="float" office:value="2">
            <text:p>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55" table:formula="of:=IF([.C81]&lt;=0;&quot; &quot;;[.D81]/[.C81])" office:value-type="percentage" office:value="0">
            <text:p>0%</text:p>
          </table:table-cell>
          <table:table-cell table:style-name="ce55" table:formula="of:=IF([.C81]&lt;=0;&quot; &quot;;[.E81]/[.C81])" office:value-type="percentage" office:value="0">
            <text:p>0%</text:p>
          </table:table-cell>
          <table:table-cell table:style-name="ce55" table:formula="of:=IF([.D81]&lt;=0;&quot; &quot;;[.E81]/[.D81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October</text:p>
          </table:table-cell>
          <table:table-cell table:number-columns-repeated="3" table:style-name="ce28"/>
          <table:table-cell table:style-name="ce55" table:formula="of:=IF([.C82]&lt;=0;&quot; &quot;;[.D82]/[.C82])" office:value-type="string" office:string-value=" ">
            <text:p><text:s/></text:p>
          </table:table-cell>
          <table:table-cell table:style-name="ce55" table:formula="of:=IF([.C82]&lt;=0;&quot; &quot;;[.E82]/[.C82])" office:value-type="string" office:string-value=" ">
            <text:p><text:s/></text:p>
          </table:table-cell>
          <table:table-cell table:style-name="ce55" table:formula="of:=IF([.D82]&lt;=0;&quot; &quot;;[.E82]/[.D82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November</text:p>
          </table:table-cell>
          <table:table-cell table:number-columns-repeated="3" table:style-name="ce28"/>
          <table:table-cell table:style-name="ce55" table:formula="of:=IF([.C83]&lt;=0;&quot; &quot;;[.D83]/[.C83])" office:value-type="string" office:string-value=" ">
            <text:p><text:s/></text:p>
          </table:table-cell>
          <table:table-cell table:style-name="ce55" table:formula="of:=IF([.C83]&lt;=0;&quot; &quot;;[.E83]/[.C83])" office:value-type="string" office:string-value=" ">
            <text:p><text:s/></text:p>
          </table:table-cell>
          <table:table-cell table:style-name="ce55" table:formula="of:=IF([.D83]&lt;=0;&quot; &quot;;[.E83]/[.D8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December</text:p>
          </table:table-cell>
          <table:table-cell table:number-columns-repeated="3" table:style-name="ce28"/>
          <table:table-cell table:style-name="ce55" table:formula="of:=IF([.C84]&lt;=0;&quot; &quot;;[.D84]/[.C84])" office:value-type="string" office:string-value=" ">
            <text:p><text:s/></text:p>
          </table:table-cell>
          <table:table-cell table:style-name="ce55" table:formula="of:=IF([.C84]&lt;=0;&quot; &quot;;[.E84]/[.C84])" office:value-type="string" office:string-value=" ">
            <text:p><text:s/></text:p>
          </table:table-cell>
          <table:table-cell table:style-name="ce55" table:formula="of:=IF([.D84]&lt;=0;&quot; &quot;;[.E84]/[.D84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6" office:value-type="string">
            <text:p><text:span text:style-name="T1">Total</text:span>/Average:</text:p>
          </table:table-cell>
          <table:table-cell table:style-name="ce29" table:formula="of:=SUM([.C73:.C84])" office:value-type="float" office:value="425">
            <text:p>425</text:p>
          </table:table-cell>
          <table:table-cell table:style-name="ce29" table:formula="of:=SUM([.D73:.D84])" office:value-type="float" office:value="61">
            <text:p>61</text:p>
          </table:table-cell>
          <table:table-cell table:style-name="ce29" table:formula="of:=SUM([.E73:.E84])" office:value-type="float" office:value="36">
            <text:p>36</text:p>
          </table:table-cell>
          <table:table-cell table:style-name="ce56" table:formula="of:=(SUM([.D73:.D84])/SUM([.C73:.C84]))" office:value-type="percentage" office:value="0.143529411764706">
            <text:p>14.4%</text:p>
          </table:table-cell>
          <table:table-cell table:style-name="ce56" table:formula="of:=(SUM([.E73:.E84])/SUM([.C73:.C84]))" office:value-type="percentage" office:value="0.0847058823529412">
            <text:p>8.5%</text:p>
          </table:table-cell>
          <table:table-cell table:style-name="ce56" table:formula="of:=(SUM([.E73:.E84])/SUM([.D73:.D84]))" office:value-type="percentage" office:value="0.590163934426229">
            <text:p>59.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7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8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8" office:value-type="string" table:number-columns-spanned="3" table:number-rows-spanned="1">
            <text:p>I Visit Redding Views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date" office:date-value="2015-08-11">
            <text:p>08/11/2015</text:p>
          </table:table-cell>
          <table:table-cell table:style-name="ce31" office:value-type="float" office:value="37">
            <text:p>37</text:p>
          </table:table-cell>
          <table:table-cell table:style-name="ce38" office:value-type="string">
            <text:p>Per Day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2">
            <text:p>08/12/2015</text:p>
          </table:table-cell>
          <table:table-cell table:style-name="ce31" office:value-type="float" office:value="50">
            <text:p>50</text:p>
          </table:table-cell>
          <table:table-cell table:style-name="ce39" table:formula="of:=IF([.C90]&gt;0;[.C90]-[.C89];&quot; &quot;)" office:value-type="float" office:value="13">
            <text:p>1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5">
            <text:p>08/15/2015</text:p>
          </table:table-cell>
          <table:table-cell table:style-name="ce31" office:value-type="float" office:value="66">
            <text:p>66</text:p>
          </table:table-cell>
          <table:table-cell table:style-name="ce39" table:formula="of:=IF([.C91]&gt;0;[.C91]-[.C90];&quot; &quot;)" office:value-type="float" office:value="16">
            <text:p>1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6">
            <text:p>08/16/2015</text:p>
          </table:table-cell>
          <table:table-cell table:style-name="ce31" office:value-type="float" office:value="70">
            <text:p>70</text:p>
          </table:table-cell>
          <table:table-cell table:style-name="ce39" table:formula="of:=IF([.C92]&gt;0;[.C92]-[.C9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7">
            <text:p>08/17/2015</text:p>
          </table:table-cell>
          <table:table-cell table:style-name="ce31" office:value-type="float" office:value="71">
            <text:p>71</text:p>
          </table:table-cell>
          <table:table-cell table:style-name="ce39" table:formula="of:=IF([.C93]&gt;0;[.C93]-[.C92];&quot; &quot;)" office:value-type="float" office:value="1">
            <text:p>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8">
            <text:p>08/18/2015</text:p>
          </table:table-cell>
          <table:table-cell table:style-name="ce31" office:value-type="float" office:value="78">
            <text:p>78</text:p>
          </table:table-cell>
          <table:table-cell table:style-name="ce39" table:formula="of:=IF([.C94]&gt;0;[.C94]-[.C93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9">
            <text:p>08/19/2015</text:p>
          </table:table-cell>
          <table:table-cell table:style-name="ce31" office:value-type="float" office:value="81">
            <text:p>81</text:p>
          </table:table-cell>
          <table:table-cell table:style-name="ce39" table:formula="of:=IF([.C95]&gt;0;[.C95]-[.C94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0">
            <text:p>08/20/2015</text:p>
          </table:table-cell>
          <table:table-cell table:style-name="ce31" office:value-type="float" office:value="84">
            <text:p>84</text:p>
          </table:table-cell>
          <table:table-cell table:style-name="ce39" table:formula="of:=IF([.C96]&gt;0;[.C96]-[.C95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4">
            <text:p>08/24/2015</text:p>
          </table:table-cell>
          <table:table-cell table:style-name="ce31" office:value-type="float" office:value="95">
            <text:p>95</text:p>
          </table:table-cell>
          <table:table-cell table:style-name="ce39" table:formula="of:=IF([.C97]&gt;0;[.C97]-[.C96];&quot; &quot;)" office:value-type="float" office:value="11">
            <text:p>1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6">
            <text:p>08/26/2015</text:p>
          </table:table-cell>
          <table:table-cell table:style-name="ce31" office:value-type="float" office:value="100">
            <text:p>100</text:p>
          </table:table-cell>
          <table:table-cell table:style-name="ce39" table:formula="of:=IF([.C98]&gt;0;[.C98]-[.C97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7">
            <text:p>08/27/2015</text:p>
          </table:table-cell>
          <table:table-cell table:style-name="ce31" office:value-type="float" office:value="102">
            <text:p>102</text:p>
          </table:table-cell>
          <table:table-cell table:style-name="ce39" table:formula="of:=IF([.C99]&gt;0;[.C99]-[.C98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8">
            <text:p>08/28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0]&gt;0;[.C100]-[.C99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9">
            <text:p>08/29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1]&gt;0;[.C101]-[.C100];&quot; &quot;)" office:value-type="float" office:value="0">
            <text:p>0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0">
            <text:p>08/30/2015</text:p>
          </table:table-cell>
          <table:table-cell table:style-name="ce31" office:value-type="float" office:value="112">
            <text:p>112</text:p>
          </table:table-cell>
          <table:table-cell table:style-name="ce39" table:formula="of:=IF([.C102]&gt;0;[.C102]-[.C10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1">
            <text:p>08/31/2015</text:p>
          </table:table-cell>
          <table:table-cell table:style-name="ce31" office:value-type="float" office:value="115">
            <text:p>115</text:p>
          </table:table-cell>
          <table:table-cell table:style-name="ce39" table:formula="of:=IF([.C103]&gt;0;[.C103]-[.C102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1">
            <text:p>09/01/2015</text:p>
          </table:table-cell>
          <table:table-cell table:style-name="ce31" office:value-type="float" office:value="117">
            <text:p>117</text:p>
          </table:table-cell>
          <table:table-cell table:style-name="ce39" table:formula="of:=IF([.C104]&gt;0;[.C104]-[.C103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2">
            <text:p>09/02/2015</text:p>
          </table:table-cell>
          <table:table-cell table:style-name="ce31" office:value-type="float" office:value="123">
            <text:p>123</text:p>
          </table:table-cell>
          <table:table-cell table:style-name="ce39" table:formula="of:=IF([.C105]&gt;0;[.C105]-[.C104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06]&gt;0;[.C106]-[.C105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 table:number-rows-repeated="4">
          <table:table-cell/>
          <table:table-cell table:style-name="ce19"/>
          <table:table-cell table:style-name="ce31"/>
          <table:table-cell table:style-name="ce39"/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1]&gt;0;[.C111]-[.C106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2]&gt;0;[.C112]-[.C111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5">
          <table:table-cell/>
          <table:table-cell table:style-name="ce19"/>
          <table:table-cell table:style-name="ce32" office:value-type="string">
            <text:p>Average:</text:p>
          </table:table-cell>
          <table:table-cell table:style-name="ce40" table:formula="of:=SUM([.D90:.D112])/COUNT([.B90:.B113])" office:value-type="float" office:value="5.375">
            <text:p>5.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 table:number-columns-repeated="2"/>
          <table:table-cell table:style-name="ce33"/>
          <table:table-cell table:number-columns-repeated="1021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" table:target-range-address="Sheet1.B2:Sheet1.G69" table:on-update-keep-styles="true" table:on-update-keep-size="false"/>
        <table:database-range table:target-range-address="Sheet1.B8:Sheet1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9/02/2015</text:date>, <text:time>11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editing-duration>PT8H32M45S</meta:editing-duration>
    <meta:editing-cycles>13</meta:editing-cycles>
    <meta:creation-date>2015-08-20T07:27:57.77</meta:creation-date>
    <meta:initial-creator>Bob Batesole</meta:initial-creator>
    <dc:date>2015-09-02T11:56:24.31</dc:date>
    <dc:creator>Bob Batesole</dc:creator>
    <meta:document-statistic meta:table-count="1" meta:cell-count="381" meta:object-count="0"/>
  </office:meta>
</office:document-meta>
</file>